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6083in"/>
    </style:style>
    <style:style style:name="co2" style:family="table-column">
      <style:table-column-properties fo:break-before="auto" style:column-width="3.2256in"/>
    </style:style>
    <style:style style:name="co3" style:family="table-column">
      <style:table-column-properties fo:break-before="auto" style:column-width="1.063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3">
      <style:map style:condition="cell-content()=&quot;Steam&quot;" style:apply-style-name="Result" style:base-cell-address="Sheet1.B1"/>
      <style:map style:condition="cell-content()=&quot;serve&quot;" style:apply-style-name="Good" style:base-cell-address="Sheet1.B1"/>
    </style:style>
    <style:style style:name="ce3" style:family="table-cell" style:parent-style-name="Neutral">
      <style:table-cell-properties style:text-align-source="fix" style:repeat-content="false"/>
      <style:paragraph-properties fo:text-align="center" fo:margin-left="0in"/>
      <style:map style:condition="cell-content()=&quot;Steam&quot;" style:apply-style-name="Result" style:base-cell-address="Sheet1.B1"/>
      <style:map style:condition="cell-content()=&quot;serve&quot;" style:apply-style-name="Good" style:base-cell-address="Sheet1.B1"/>
    </style:style>
    <style:style style:name="ce9" style:family="table-cell" style:parent-style-name="Default">
      <style:map style:condition="cell-content()=&quot;Steam&quot;" style:apply-style-name="Result" style:base-cell-address="Sheet1.B1"/>
      <style:map style:condition="cell-content()=&quot;serve&quot;" style:apply-style-name="Good" style:base-cell-address="Sheet1.B1"/>
    </style:style>
    <style:style style:name="ce10" style:family="table-cell" style:parent-style-name="Default">
      <style:map style:condition="cell-content()=&quot;Steam&quot;" style:apply-style-name="Result" style:base-cell-address="Sheet1.B6"/>
      <style:map style:condition="cell-content()=&quot;serve&quot;" style:apply-style-name="Good" style:base-cell-address="Sheet1.B6"/>
    </style:style>
    <style:style style:name="ce11" style:family="table-cell" style:parent-style-name="Default">
      <style:table-cell-properties style:text-align-source="value-type" style:repeat-content="false"/>
      <style:paragraph-properties fo:margin-left="0in"/>
      <style:map style:condition="cell-content()=&quot;Steam&quot;" style:apply-style-name="Result" style:base-cell-address="Sheet1.B1"/>
      <style:map style:condition="cell-content()=&quot;serve&quot;" style:apply-style-name="Good" style:base-cell-address="Sheet1.B1"/>
    </style:style>
    <style:style style:name="ce13" style:family="table-cell" style:parent-style-name="Default" style:data-style-name="N0"/>
    <style:style style:name="ce7" style:family="table-cell" style:parent-style-name="Default">
      <style:text-properties fo:color="#0000ee" style:text-underline-style="solid" style:text-underline-width="auto" style:text-underline-color="#0000e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Hyperlink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table:style-name="Neutral" office:value-type="string" calcext:value-type="string">
            <text:p>Recipes</text:p>
          </table:table-cell>
          <table:table-cell table:style-name="ce1" office:value-type="string" calcext:value-type="string">
            <text:p>Action</text:p>
          </table:table-cell>
          <table:table-cell table:style-name="Accent_20_3" office:value-type="string" calcext:value-type="string">
            <text:p>Bowl</text:p>
          </table:table-cell>
          <table:table-cell table:style-name="Accent_20_3" office:value-type="string" calcext:value-type="string">
            <text:p>Time</text:p>
          </table:table-cell>
          <table:table-cell/>
        </table:table-row>
        <table:table-row table:style-name="ro1">
          <table:table-cell office:value-type="string" calcext:value-type="string">
            <text:p><text:a xlink:href="../Kettle_recipes.ods#egg_custard" xlink:type="simple" office:target-frame-name="_top">Egg Custard</text:a></text:p>
          </table:table-cell>
          <table:table-cell table:style-name="ce3" office:value-type="string" calcext:value-type="string" table:number-columns-spanned="3" table:number-rows-spanned="1">
            <text:p>Egg Custard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<text:a xlink:href="../Kettle_recipes.ods#momos" xlink:type="simple" office:target-frame-name="_top">Momos</text:a></text:p>
          </table:table-cell>
          <table:table-cell table:style-name="ce9" office:value-type="string" calcext:value-type="string">
            <text:p>Whisk 2 egg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<text:a xlink:href="../Kettle_recipes.ods#steamed_eggs" xlink:type="simple" office:target-frame-name="_top">Chinese steamed eggs</text:a></text:p>
          </table:table-cell>
          <table:table-cell table:style-name="ce9" office:value-type="string" calcext:value-type="string">
            <text:p>Milk,sugar</text:p>
          </table:table-cell>
          <table:table-cell office:value-type="float" office:value="2" calcext:value-type="float">
            <text:p>2</text:p>
          </table:table-cell>
          <table:table-cell/>
          <table:table-cell table:style-name="ce7"/>
        </table:table-row>
        <table:table-row table:style-name="ro1">
          <table:table-cell office:value-type="string" calcext:value-type="string">
            <text:p><text:a xlink:href="../Kettle_recipes.ods#Banana_pancake" xlink:type="simple" office:target-frame-name="_top">Banana pancakes</text:a></text:p>
          </table:table-cell>
          <table:table-cell table:style-name="ce9" office:value-type="string" calcext:value-type="string">
            <text:p>Custard powder</text:p>
          </table:table-cell>
          <table:table-cell office:value-type="float" office:value="2" calcext:value-type="float">
            <text:p>2</text:p>
          </table:table-cell>
          <table:table-cell/>
          <table:table-cell table:style-name="ce7"/>
        </table:table-row>
        <table:table-row table:style-name="ro1">
          <table:table-cell table:style-name="Default" office:value-type="string" calcext:value-type="string">
            <text:p><text:a xlink:href="../Kettle_recipes.ods#Korean_Soy_Eggs" xlink:type="simple">Korean Soy Eggs</text:a></text:p>
          </table:table-cell>
          <table:table-cell table:style-name="ce10" office:value-type="string" calcext:value-type="string">
            <text:p>Steam + whisk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<text:a xlink:href="../Kettle_recipes.ods#bread_halwa" xlink:type="simple">Bread Halwa</text:a></text:p>
          </table:table-cell>
          <table:table-cell table:style-name="ce9" office:value-type="string" calcext:value-type="string">
            <text:p>Add 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<text:a xlink:href="../Kettle_recipes.ods#egg_fried_rice" xlink:type="simple">Egg Fried Rice</text:a></text:p>
          </table:table-cell>
          <table:table-cell table:style-name="ce9" office:value-type="string" calcext:value-type="string">
            <text:p>Whisk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Default" office:value-type="string" calcext:value-type="string">
            <text:p><text:a xlink:href="../Kettle_recipes.ods#Chicken_glazed" xlink:type="simple">Chicken glazed</text:a></text:p>
          </table:table-cell>
          <table:table-cell table:style-name="ce9" office:value-type="string" calcext:value-type="string">
            <text:p>Stra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Steam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Cool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erv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Momos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9" office:value-type="string" calcext:value-type="string">
            <text:p>//Filling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Chop onion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Fry till golden brow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Chop veggi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2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Masalas / soy sauce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//Dumplings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Flatten dough with mu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Coat in thin layer of flou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tuff Fill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hape as desire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Repea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Move to steam rack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team</text:p>
          </table:table-cell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et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erv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Chinese steamed eggs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9" office:value-type="string" calcext:value-type="string">
            <text:p>Whisk 2 egg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little wa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al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maybe masa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team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Cu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e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oy sau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erv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Banana pancakes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9" office:value-type="string" calcext:value-type="string">
            <text:p>Mash Banana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2 Egg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Mil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uga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little by little maid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//Cooking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Pour in light oil/butter 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High flame each side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Repeat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Jam/butter/honey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Serv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Korean Soy Eggs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9" office:value-type="string" calcext:value-type="string">
            <text:p>Boil egg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Cut eggs in half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Repea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oy sau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Hone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Pepper or spic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Marinate overnigh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erv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Bread Halwa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11" office:value-type="string" calcext:value-type="string">
            <text:p>Roast/Fry peanuts / raisins in ghee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Set asid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Crumble 3-4 bread slice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Fry in ghee till brow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et asi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½ cup sugar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1 ¼ cup water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Heat till brown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Cardamom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1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Cook till halwa consistency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et asid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Add and top with 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erv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Egg Fried Rice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9" office:value-type="string" calcext:value-type="string">
            <text:p>Slice onions &amp; tomato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Make scrambled eggs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et asid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Add oil &amp; onions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Fry till golden brown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tomatoes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Cook till juices out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Add condiments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Stir </text:p>
          </table:table-cell>
          <table:table-cell/>
          <table:table-cell table:style-name="ce13" office:value-type="float" office:value="0.5" calcext:value-type="float">
            <text:p>0.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veggies (opt.)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rice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soy sauce</text:p>
          </table:table-cell>
          <table:table-cell/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butter/sesame oil</text:p>
          </table:table-cell>
          <table:table-cell/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Warm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erv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Chicken glazed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9" office:value-type="string" calcext:value-type="string">
            <text:p>Slice onions &amp; crush tomato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Mince <text:s/>2 garlic clov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eason chicken 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Oil, Onion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Add Garlic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Tomato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Sugar,chilli, soy-sauce till thick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//Cooking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Water ¼ cup till simmer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Cook Chicken Drumsticks</text:p>
          </table:table-cell>
          <table:table-cell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Repeat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Butter Topping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Serve</text:p>
          </table:table-cell>
          <table:table-cell table:number-columns-repeated="3"/>
        </table:table-row>
        <table:table-row table:style-name="ro1" table:number-rows-repeated="906">
          <table:table-cell/>
          <table:table-cell table:style-name="ce9"/>
          <table:table-cell table:number-columns-repeated="3"/>
        </table:table-row>
        <table:table-row table:style-name="ro1" table:number-rows-repeated="1047563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Sheet1.B1:Sheet1.B5 Sheet1.B7:Sheet1.B1012">
            <calcext:condition calcext:apply-style-name="Result" calcext:value="begins-with(&quot;Add&quot;)" calcext:base-cell-address="Sheet1.B1"/>
            <calcext:condition calcext:apply-style-name="Accent 2" calcext:value="begins-with(&quot;//&quot;)" calcext:base-cell-address="Sheet1.B1"/>
            <calcext:condition calcext:apply-style-name="Result" calcext:value="=&quot;Steam&quot;" calcext:base-cell-address="Sheet1.B1"/>
            <calcext:condition calcext:apply-style-name="Result" calcext:value="contains-text(&quot;fry&quot;)" calcext:base-cell-address="Sheet1.B1"/>
            <calcext:condition calcext:apply-style-name="Result" calcext:value="contains-text(&quot;cook&quot;)" calcext:base-cell-address="Sheet1.B1"/>
            <calcext:condition calcext:apply-style-name="Good" calcext:value="=&quot;serve&quot;" calcext:base-cell-address="Sheet1.B1"/>
            <calcext:condition calcext:apply-style-name="Bad" calcext:value="contains-text(&quot;repeat&quot;)" calcext:base-cell-address="Sheet1.B1"/>
          </calcext:conditional-format>
          <calcext:conditional-format calcext:target-range-address="Sheet1.B6:Sheet1.B6">
            <calcext:condition calcext:apply-style-name="Result" calcext:value="begins-with(&quot;Add&quot;)" calcext:base-cell-address="Sheet1.B6"/>
            <calcext:condition calcext:apply-style-name="Accent 2" calcext:value="begins-with(&quot;//&quot;)" calcext:base-cell-address="Sheet1.B6"/>
            <calcext:condition calcext:apply-style-name="Result" calcext:value="=&quot;Steam&quot;" calcext:base-cell-address="Sheet1.B6"/>
            <calcext:condition calcext:apply-style-name="Result" calcext:value="contains-text(&quot;fry&quot;)" calcext:base-cell-address="Sheet1.B6"/>
            <calcext:condition calcext:apply-style-name="Result" calcext:value="contains-text(&quot;cook&quot;)" calcext:base-cell-address="Sheet1.B6"/>
            <calcext:condition calcext:apply-style-name="Good" calcext:value="=&quot;serve&quot;" calcext:base-cell-address="Sheet1.B6"/>
            <calcext:condition calcext:apply-style-name="Bad" calcext:value="contains-text(&quot;repeat&quot;)" calcext:base-cell-address="Sheet1.B6"/>
          </calcext:conditional-format>
        </calcext:conditional-formats>
      </table:table>
      <table:table table:name="Sheet2" table:style-name="ta1">
        <table:table-column table:style-name="co4" table:default-cell-style-name="Default"/>
        <table:table-row table:style-name="ro1">
          <table:table-cell/>
        </table:table-row>
      </table:table>
      <table:named-expressions>
        <table:named-range table:name="Banana_pancake" table:base-cell-address="$Sheet1.$B$39" table:cell-range-address="$Sheet1.$B$40:.$D$40"/>
        <table:named-range table:name="bread_halwa" table:base-cell-address="$Sheet1.$B$60" table:cell-range-address="$Sheet1.$B$61:.$D$61"/>
        <table:named-range table:name="Chicken_glazed" table:base-cell-address="$Sheet1.$B$93" table:cell-range-address="$Sheet1.$B$93:.$D$93"/>
        <table:named-range table:name="egg_fried_rice" table:base-cell-address="$Sheet1.$B$75" table:cell-range-address="$Sheet1.$B$76:.$D$76"/>
        <table:named-range table:name="Korean_Soy_Eggs" table:base-cell-address="$Sheet1.$B$51" table:cell-range-address="$Sheet1.$B$52:.$D$52"/>
        <table:named-range table:name="momos" table:base-cell-address="$Sheet1.$A$10" table:cell-range-address="$Sheet1.$B$13:.$D$13"/>
        <table:named-range table:name="momoss" table:base-cell-address="$Sheet1.$F$3" table:cell-range-address="$Sheet1.$B$13"/>
        <table:named-range table:name="steamed_eggs" table:base-cell-address="$Sheet1.$B$29" table:cell-range-address="$Sheet1.$B$30:.$D$30"/>
      </table:named-expressions>
      <table:database-ranges>
        <table:database-range table:name="egg_custard" table:target-range-address="Sheet1.B2:Sheet1.B2" table:on-update-keep-styles="true" table:on-update-keep-size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9">00/00/0000</text:date>, <text:time style:data-style-name="N2" text:time-value="09:12:34.4368564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12T14:17:43.652504057</meta:creation-date>
    <meta:generator>LibreOffice/25.2.0.3$Linux_X86_64 LibreOffice_project/e1cf4a87eb02d755bce1a01209907ea5ddc8f069</meta:generator>
    <dc:date>2025-04-09T09:19:15.323235330</dc:date>
    <meta:editing-duration>PT6H17M40S</meta:editing-duration>
    <meta:editing-cycles>112</meta:editing-cycles>
    <meta:document-statistic meta:table-count="2" meta:cell-count="207" meta:object-count="0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ave_Index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